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38c" officeooo:paragraph-rsid="000dd38c"/>
    </style:style>
    <style:style style:name="P2" style:family="paragraph" style:parent-style-name="Standard">
      <style:text-properties fo:language="ru" fo:country="RU" officeooo:rsid="000dd38c" officeooo:paragraph-rsid="000dd38c"/>
    </style:style>
    <style:style style:name="P3" style:family="paragraph" style:parent-style-name="Standard">
      <style:text-properties fo:language="ru" fo:country="RU" officeooo:rsid="000e80ff" officeooo:paragraph-rsid="000e80ff"/>
    </style:style>
    <style:style style:name="P4" style:family="paragraph" style:parent-style-name="Standard">
      <style:text-properties fo:language="ru" fo:country="RU" officeooo:rsid="000f2bda" officeooo:paragraph-rsid="000f2bda"/>
    </style:style>
    <style:style style:name="P5" style:family="paragraph" style:parent-style-name="Standard">
      <style:text-properties fo:language="ru" fo:country="RU" officeooo:rsid="000f2ecc" officeooo:paragraph-rsid="000f2ecc"/>
    </style:style>
    <style:style style:name="P6" style:family="paragraph" style:parent-style-name="Standard">
      <style:text-properties fo:language="ru" fo:country="RU" officeooo:rsid="000ff5a8" officeooo:paragraph-rsid="000ff5a8"/>
    </style:style>
    <style:style style:name="P7" style:family="paragraph" style:parent-style-name="Standard">
      <style:text-properties fo:language="ru" fo:country="RU" officeooo:rsid="000ff5a8" officeooo:paragraph-rsid="00110295"/>
    </style:style>
    <style:style style:name="P8" style:family="paragraph" style:parent-style-name="Standard">
      <style:text-properties fo:language="ru" fo:country="RU" officeooo:rsid="00110295" officeooo:paragraph-rsid="00110295"/>
    </style:style>
    <style:style style:name="P9" style:family="paragraph" style:parent-style-name="Standard">
      <style:paragraph-properties fo:text-align="center" style:justify-single-word="false"/>
      <style:text-properties fo:font-size="20pt" officeooo:rsid="000dd38c" officeooo:paragraph-rsid="000dd38c" style:font-size-asian="20pt" style:font-size-complex="20pt"/>
    </style:style>
    <style:style style:name="P10" style:family="paragraph" style:parent-style-name="Standard">
      <style:text-properties fo:font-size="15pt" officeooo:rsid="000dd38c" officeooo:paragraph-rsid="000dd38c" style:font-size-asian="15pt" style:font-size-complex="15pt"/>
    </style:style>
    <style:style style:name="P11" style:family="paragraph" style:parent-style-name="Standard">
      <style:text-properties fo:font-size="15pt" fo:language="ru" fo:country="RU" officeooo:rsid="00110295" officeooo:paragraph-rsid="00110295" style:font-size-asian="15pt" style:font-size-complex="15pt"/>
    </style:style>
    <style:style style:name="P12" style:family="paragraph" style:parent-style-name="Standard">
      <style:text-properties style:font-name="Source Code Pro" officeooo:rsid="000dd38c" officeooo:paragraph-rsid="000dd38c"/>
    </style:style>
    <style:style style:name="P13" style:family="paragraph" style:parent-style-name="Standard">
      <style:text-properties fo:language="en" fo:country="US" officeooo:rsid="000f2ecc" officeooo:paragraph-rsid="000f2ecc"/>
    </style:style>
    <style:style style:name="P14" style:family="paragraph" style:parent-style-name="Standard">
      <style:text-properties fo:language="en" fo:country="US" officeooo:rsid="000f2ecc" officeooo:paragraph-rsid="000ff5a8"/>
    </style:style>
    <style:style style:name="P15" style:family="paragraph" style:parent-style-name="Standard">
      <style:text-properties fo:language="en" fo:country="US" officeooo:rsid="00110295" officeooo:paragraph-rsid="00110295"/>
    </style:style>
    <style:style style:name="P16" style:family="paragraph" style:parent-style-name="Standard">
      <style:text-properties fo:font-size="13pt" fo:language="ru" fo:country="RU" officeooo:rsid="000f2ecc" officeooo:paragraph-rsid="000f2ecc" style:font-size-asian="13pt" style:font-size-complex="13pt"/>
    </style:style>
    <style:style style:name="P17" style:family="paragraph" style:parent-style-name="Standard">
      <style:text-properties fo:font-size="13pt" fo:language="ru" fo:country="RU" officeooo:rsid="00110295" officeooo:paragraph-rsid="00110295" style:font-size-asian="13pt" style:font-size-complex="13pt"/>
    </style:style>
    <style:style style:name="P18" style:family="paragraph" style:parent-style-name="Standard">
      <style:text-properties fo:language="en" fo:country="US" officeooo:rsid="000dd38c" officeooo:paragraph-rsid="000dd38c"/>
    </style:style>
    <style:style style:name="P19" style:family="paragraph" style:parent-style-name="Standard">
      <style:text-properties fo:language="en" fo:country="US" officeooo:rsid="000e80ff" officeooo:paragraph-rsid="000e80ff"/>
    </style:style>
    <style:style style:name="P20" style:family="paragraph" style:parent-style-name="Standard">
      <style:text-properties fo:language="en" fo:country="US" officeooo:rsid="000ff5a8" officeooo:paragraph-rsid="000ff5a8"/>
    </style:style>
    <style:style style:name="P21" style:family="paragraph" style:parent-style-name="Standard">
      <style:text-properties fo:language="en" fo:country="US" officeooo:rsid="000ff5a8" officeooo:paragraph-rsid="00110295"/>
    </style:style>
    <style:style style:name="P22" style:family="paragraph" style:parent-style-name="Standard">
      <style:text-properties fo:language="ru" fo:country="RU" officeooo:rsid="00110295" officeooo:paragraph-rsid="00110295"/>
    </style:style>
    <style:style style:name="P23" style:family="paragraph" style:parent-style-name="Standard">
      <style:text-properties fo:language="ru" fo:country="RU" officeooo:rsid="00122617" officeooo:paragraph-rsid="00122617"/>
    </style:style>
    <style:style style:name="P24" style:family="paragraph" style:parent-style-name="Standard">
      <style:text-properties fo:font-size="13pt" fo:language="ru" fo:country="RU" officeooo:rsid="00122617" officeooo:paragraph-rsid="00122617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80ff"/>
    </style:style>
    <style:style style:name="T3" style:family="text">
      <style:text-properties fo:language="en" fo:country="US" officeooo:rsid="000f2ecc"/>
    </style:style>
    <style:style style:name="T4" style:family="text">
      <style:text-properties fo:language="en" fo:country="US" officeooo:rsid="0011029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f5a8"/>
    </style:style>
    <style:style style:name="T7" style:family="text">
      <style:text-properties officeooo:rsid="000f2bda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language="en" fo:country="US" style:font-size-asian="13pt" style:font-size-complex="13pt"/>
    </style:style>
    <style:style style:name="T10" style:family="text">
      <style:text-properties officeooo:rsid="000ff5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Руководство к языку программирования «<text:span text:style-name="T1">nom</text:span>».</text:p>
      <text:p text:style-name="P1"/>
      <text:p text:style-name="P10">Основные сведения.</text:p>
      <text:p text:style-name="P1">Язык <text:span text:style-name="T1">nom </text:span><text:span text:style-name="T5">создавался с целью замены </text:span><text:span text:style-name="T1">TA0. </text:span><text:span text:style-name="T5">Сейчас для </text:span><text:span text:style-name="T1">nom </text:span><text:span text:style-name="T5">создан официальный компилятор</text:span><text:span text:style-name="T1"> “onc” </text:span><text:span text:style-name="T5">который в качестве первого аргумента берёт исходный текст программы на </text:span><text:span text:style-name="T1">nom (</text:span><text:span text:style-name="T5">желательно что бы файл с исходным текстом программы имел расширение .</text:span><text:span text:style-name="T1">nom), </text:span><text:span text:style-name="T5">а второй аргумент это название получаемого файла. Пример вызова </text:span><text:span text:style-name="T1">onc </text:span><text:span text:style-name="T5">для </text:span><text:span text:style-name="T1">TVM v0.3.5:</text:span></text:p>
      <text:p text:style-name="P18"/>
      <text:p text:style-name="P12"><text:span text:style-name="T1">nom </text:span><text:span text:style-name="T5">аргумент1.</text:span><text:span text:style-name="T1">nom </text:span><text:span text:style-name="T5">аргумент2.</text:span><text:span text:style-name="T1">ncp</text:span></text:p>
      <text:p text:style-name="P18"/>
      <text:p text:style-name="P2">Обращаю ваше внимание на то что второй аргумент это имя получаемого в качестве работы <text:span text:style-name="T1">onc </text:span>файла, который желательно должен иметь расширение .<text:span text:style-name="T1">ncp </text:span>(формат исполняемых файлов в <text:span text:style-name="T1">TVM, </text:span>аналог .<text:span text:style-name="T1">exe / .</text:span><text:span text:style-name="T2">com / .out</text:span><text:span text:style-name="T1"> </text:span>в некоторых других системах).</text:p>
      <text:p text:style-name="P2"/>
      <text:p text:style-name="P3"><text:span text:style-name="T8">Лексемы в </text:span><text:span text:style-name="T9">nom </text:span><text:span text:style-name="T8">разделяются на 3 группы:</text:span> </text:p>
      <text:p text:style-name="P3"/>
      <text:p text:style-name="P3"><text:span text:style-name="T8">Ключевые слова</text:span>. Обобщённый синтаксис ключевых слов выглядит следующим образом: <text:span text:style-name="T1">[</text:span>ключевое слово<text:span text:style-name="T1">] [</text:span>флаг<text:span text:style-name="T1">] [</text:span>данные<text:span text:style-name="T1">]. </text:span>Бывает так что для работы ключевого слова не требуется ни флаг ни данные, тогда для ясности флаг и данные можно заполнить ключевым словом <text:span text:style-name="T1">nil.</text:span></text:p>
      <text:p text:style-name="P19"/>
      <text:p text:style-name="P3"><text:span text:style-name="T8">Директивы</text:span>. Обобщённый синтаксис директив выглядит следующим образом: <text:span text:style-name="T1">[</text:span>директива<text:span text:style-name="T1">] [</text:span>флаг<text:span text:style-name="T1">] [</text:span>данные<text:span text:style-name="T1">]. </text:span>Обращаю внимание на то что все директивы имеют имя начинающиеся с <text:span text:style-name="T1">(.) </text:span>также в отличие от ключевых слов, с которыми у директив общая природа, директивы имеют более высокий приоритет. <text:span text:style-name="T7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3"/>
      <text:p text:style-name="P4"><text:span text:style-name="T8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4"/>
      <text:p text:style-name="P11">Синтаксис языка <text:span text:style-name="T1">nom.</text:span></text:p>
      <text:p text:style-name="P4"/>
      <text:p text:style-name="P16">Синтаксис директив и ключевых слов в языке <text:span text:style-name="T1">nom:</text:span></text:p>
      <text:p text:style-name="P5">Ключевые слова:</text:p>
      <text:p text:style-name="P13">nil<text:tab/>crg<text:tab/>crc<text:tab/>prg<text:tab/>prc<text:tab/>com<text:tab/>put<text:tab/>add <text:tab/>subt<text:tab/>cmp</text:p>
      <text:p text:style-name="P13"/>
      <text:p text:style-name="P13">nil – <text:span text:style-name="T5">слово-ноль применяется для повышения ясности кода, в ситуациях когда что-либо отсутствует. </text:span></text:p>
      <text:p text:style-name="P13">crg – <text:span text:style-name="T5">имеет действие аналогичное команде </text:span>CRG.</text:p>
      <text:p text:style-name="P13">crc – <text:span text:style-name="T5">имеет действие аналогичное команде </text:span>CRC.<text:span text:style-name="T5"> </text:span></text:p>
      <text:p text:style-name="P13">prg – <text:span text:style-name="T5">имеет действие аналогичное команде </text:span>PRG.</text:p>
      <text:p text:style-name="P13">prc – <text:span text:style-name="T5">имеет действие аналогичное команде </text:span>PRC.</text:p>
      <text:p text:style-name="P13"><text:span text:style-name="T10">com</text:span> – <text:span text:style-name="T5">имеет действие аналогичное команде </text:span><text:span text:style-name="T10">COM</text:span>.</text:p>
      <text:p text:style-name="P14"><text:span text:style-name="T10">put </text:span>– <text:span text:style-name="T5">имеет действие аналогичное команде </text:span><text:span text:style-name="T6">P</text:span><text:span text:style-name="T10">UT</text:span>.</text:p>
      <text:p text:style-name="P14"><text:span text:style-name="T10">add</text:span> – <text:span text:style-name="T5">имеет действие аналогичное команде </text:span><text:span text:style-name="T6">A</text:span><text:span text:style-name="T10">CCADD</text:span>.</text:p>
      <text:p text:style-name="P14"><text:span text:style-name="T10">subt</text:span> – <text:span text:style-name="T5">имеет действие аналогичное команде </text:span><text:span text:style-name="T10">ACCSUBT</text:span>.</text:p>
      <text:p text:style-name="P14">c<text:span text:style-name="T10">mp</text:span> – <text:span text:style-name="T5">имеет действие аналогичное команде </text:span>C<text:span text:style-name="T10">MP</text:span>.</text:p>
      <text:p text:style-name="P14"/>
      <text:p text:style-name="P6">Директивы:</text:p>
      <text:p text:style-name="P6">.<text:span text:style-name="T1">jump <text:s text:c="3"/></text:span><text:span text:style-name="T3">.</text:span><text:span text:style-name="T1">point <text:s text:c="3"/>.deb <text:s text:c="3"/>.main <text:s text:c="3"/>.restart <text:s text:c="3"/>.quit <text:s text:c="3"/>.clear <text:s text:c="3"/>.goback <text:s text:c="3"/>.end</text:span></text:p>
      <text:p text:style-name="P20"><text:soft-page-break/></text:p>
      <text:p text:style-name="P6"><text:span text:style-name="T1">.jump – </text:span>имеет действие аналогичное команде <text:span text:style-name="T1">GJP.</text:span></text:p>
      <text:p text:style-name="P6"><text:span text:style-name="T1">.point – </text:span>имеет действие аналогичное команде <text:span text:style-name="T1">JPT.</text:span></text:p>
      <text:p text:style-name="P6"><text:span text:style-name="T1">.deb – </text:span>имеет действие аналогичное команде D<text:span text:style-name="T1">EB.</text:span></text:p>
      <text:p text:style-name="P6"><text:span text:style-name="T1">.main – </text:span>имеет действие аналогичное команде M<text:span text:style-name="T1">AIN. </text:span>Обозначает точку начала программы.</text:p>
      <text:p text:style-name="P6"><text:span text:style-name="T1">.restart – </text:span>имеет действие аналогичное команде R<text:span text:style-name="T1">ESTART.</text:span></text:p>
      <text:p text:style-name="P7"><text:span text:style-name="T1">.</text:span><text:span text:style-name="T4">quit </text:span><text:span text:style-name="T1">– </text:span>имеет действие аналогичное команде <text:span text:style-name="T4">QUIT</text:span><text:span text:style-name="T1">.</text:span></text:p>
      <text:p text:style-name="P7"><text:span text:style-name="T1">.</text:span><text:span text:style-name="T4">clear </text:span><text:span text:style-name="T1">– </text:span>имеет действие аналогичное команде <text:span text:style-name="T4">CLEAR</text:span><text:span text:style-name="T1">.</text:span></text:p>
      <text:p text:style-name="P7"><text:span text:style-name="T1">.</text:span><text:span text:style-name="T4">goback </text:span><text:span text:style-name="T1">– </text:span>имеет действие аналогичное команде <text:span text:style-name="T4">GOBACK</text:span><text:span text:style-name="T1">.</text:span></text:p>
      <text:p text:style-name="P7"><text:span text:style-name="T1">.</text:span><text:span text:style-name="T4">end </text:span><text:span text:style-name="T1">– </text:span>имеет действие аналогичное команде <text:span text:style-name="T4">END</text:span><text:span text:style-name="T1">.</text:span></text:p>
      <text:p text:style-name="P21"/>
      <text:p text:style-name="P17">Синтаксис программ:</text:p>
      <text:p text:style-name="P8"/>
      <text:p text:style-name="P8"><text:span text:style-name="T1">.main – </text:span>Начало программы</text:p>
      <text:p text:style-name="P15">[<text:span text:style-name="T5">основной код программы</text:span>]</text:p>
      <text:p text:style-name="P8">.<text:span text:style-name="T1">end – </text:span>Конец программы</text:p>
      <text:p text:style-name="P8"/>
      <text:p text:style-name="P8">Примечание. Если часть кода разместить над директивой .<text:span text:style-name="T1">main </text:span>то он выполняться не будет. Используя .<text:span text:style-name="T1">jump, .point, .goback </text:span>и это свойство можно создавать процедуры.</text:p>
      <text:p text:style-name="P8"/>
      <text:p text:style-name="P24">Комментарии:</text:p>
      <text:p text:style-name="P24"/>
      <text:p text:style-name="P23">Начиная с <text:span text:style-name="T1">v0.1 </text:span>в <text:span text:style-name="T1">onc </text:span>есть возможность оставлять комментарии в коде программ. Комментарии начинаются со знака <text:span text:style-name="T1">(*) </text:span>и оканчиваются знаком <text:span text:style-name="T1">(*), </text:span>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23"/>
      <text:p text:style-name="P23">* <text:span text:style-name="T1">Hi, how are you?</text:span> *</text:p>
      <text:p text:style-name="P23"/>
      <text:p text:style-name="P23">Компилятор не выдаст ошибки потому что сообщение «<text:span text:style-name="T1">Hi, how are you?</text:span>» обрамляется <text:span text:style-name="T1">(*), </text:span>а значит является комментарием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3-24T12:52:08.277000000</dc:date>
    <meta:editing-duration>PT21M7S</meta:editing-duration>
    <meta:editing-cycles>3</meta:editing-cycles>
    <meta:generator>LibreOffice/6.1.4.2$Windows_x86 LibreOffice_project/9d0f32d1f0b509096fd65e0d4bec26ddd1938fd3</meta:generator>
    <meta:document-statistic meta:table-count="0" meta:image-count="0" meta:object-count="0" meta:page-count="2" meta:paragraph-count="43" meta:word-count="495" meta:character-count="3522" meta:non-whitespace-character-count="3020"/>
  </office:meta>
</office:document-meta>
</file>